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2A00000045C847505007A14F02.png" manifest:media-type="image/png"/>
  <manifest:file-entry manifest:full-path="Pictures/100000010000005E0000006118F0B1B9BF4792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ac5d" officeooo:paragraph-rsid="0002ac5d"/>
    </style:style>
    <style:style style:name="P2" style:family="paragraph" style:parent-style-name="Standard">
      <style:text-properties fo:font-size="12pt" officeooo:rsid="0002ac5d" officeooo:paragraph-rsid="0002ac5d" style:font-size-asian="10.5pt" style:font-size-complex="12pt"/>
    </style:style>
    <style:style style:name="P3" style:family="paragraph" style:parent-style-name="Standard">
      <style:text-properties fo:font-size="11pt" officeooo:rsid="0002ac5d" officeooo:paragraph-rsid="0002ac5d" style:font-size-asian="11pt" style:font-size-complex="11pt"/>
    </style:style>
    <style:style style:name="P4" style:family="paragraph" style:parent-style-name="Standard">
      <style:text-properties fo:font-size="20pt" fo:font-weight="bold" officeooo:rsid="0002ac5d" officeooo:paragraph-rsid="0002ac5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6pt"/>
    </style:style>
    <style:style style:name="P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7" style:family="paragraph" style:parent-style-name="Title">
      <style:paragraph-properties fo:text-align="start" style:justify-single-word="false" fo:break-before="page"/>
      <style:text-properties officeooo:rsid="00051c3b" officeooo:paragraph-rsid="00051c3b"/>
    </style:style>
    <style:style style:name="P8" style:family="paragraph" style:parent-style-name="Standard" style:list-style-name="L1">
      <style:text-properties officeooo:rsid="0002ac5d" officeooo:paragraph-rsid="0002ac5d"/>
    </style:style>
    <style:style style:name="P9" style:family="paragraph" style:parent-style-name="Standard" style:list-style-name="L2">
      <style:text-properties officeooo:rsid="0002ac5d" officeooo:paragraph-rsid="0002ac5d"/>
    </style:style>
    <style:style style:name="P10" style:family="paragraph" style:parent-style-name="Standard" style:list-style-name="L3">
      <style:text-properties fo:font-size="12pt" officeooo:rsid="0002ac5d" officeooo:paragraph-rsid="0002ac5d" style:font-size-asian="10.5pt" style:font-size-complex="12pt"/>
    </style:style>
    <style:style style:name="P11" style:family="paragraph" style:parent-style-name="Subtitle">
      <style:paragraph-properties fo:text-align="start" style:justify-single-word="false"/>
    </style:style>
    <style:style style:name="P12" style:family="paragraph" style:parent-style-name="Subtitle">
      <style:paragraph-properties fo:text-align="start" style:justify-single-word="false" fo:break-before="page"/>
    </style:style>
    <style:style style:name="P13" style:family="paragraph" style:parent-style-name="Subtitle">
      <style:paragraph-properties fo:text-align="start" style:justify-single-word="false"/>
      <style:text-properties officeooo:rsid="0006e542" officeooo:paragraph-rsid="0006e542"/>
    </style:style>
    <style:style style:name="P14" style:family="paragraph" style:parent-style-name="Subtitle">
      <style:paragraph-properties fo:text-align="start" style:justify-single-word="false"/>
      <style:text-properties officeooo:rsid="00089219" officeooo:paragraph-rsid="00089219"/>
    </style:style>
    <style:style style:name="P15" style:family="paragraph" style:parent-style-name="Text_20_body" style:list-style-name="L4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1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17" style:family="paragraph" style:parent-style-name="Text_20_body">
      <style:paragraph-properties fo:text-align="start" style:justify-single-word="false"/>
      <style:text-properties fo:font-size="16pt" officeooo:rsid="0006cc2b" officeooo:paragraph-rsid="0006cc2b"/>
    </style:style>
    <style:style style:name="P18" style:family="paragraph" style:parent-style-name="Text_20_body">
      <style:paragraph-properties fo:text-align="start" style:justify-single-word="false"/>
      <style:text-properties fo:font-size="16pt" officeooo:rsid="0006e542" officeooo:paragraph-rsid="0006e542"/>
    </style:style>
    <style:style style:name="P19" style:family="paragraph" style:parent-style-name="Text_20_body" style:list-style-name="L5">
      <style:paragraph-properties fo:text-align="start" style:justify-single-word="false"/>
      <style:text-properties fo:font-size="16pt" officeooo:rsid="0006e542" officeooo:paragraph-rsid="0006e542"/>
    </style:style>
    <style:style style:name="P20" style:family="paragraph" style:parent-style-name="Text_20_body" style:list-style-name="L8">
      <style:paragraph-properties fo:text-align="start" style:justify-single-word="false"/>
      <style:text-properties fo:font-size="16pt" officeooo:rsid="0006e542" officeooo:paragraph-rsid="0006e542"/>
    </style:style>
    <style:style style:name="P21" style:family="paragraph" style:parent-style-name="Text_20_body" style:list-style-name="L9">
      <style:paragraph-properties fo:text-align="start" style:justify-single-word="false"/>
      <style:text-properties officeooo:paragraph-rsid="0006e542"/>
    </style:style>
    <style:style style:name="P22" style:family="paragraph" style:parent-style-name="Text_20_body" style:list-style-name="L9">
      <style:paragraph-properties fo:text-align="start" style:justify-single-word="false"/>
      <style:text-properties officeooo:rsid="0006e542" officeooo:paragraph-rsid="0006e542"/>
    </style:style>
    <style:style style:name="P23" style:family="paragraph" style:parent-style-name="Text_20_body" style:list-style-name="L11">
      <style:paragraph-properties fo:text-align="start" style:justify-single-word="false"/>
      <style:text-properties officeooo:rsid="0006e542" officeooo:paragraph-rsid="0006e542"/>
    </style:style>
    <style:style style:name="P24" style:family="paragraph" style:parent-style-name="Text_20_body" style:list-style-name="L9">
      <style:paragraph-properties fo:text-align="start" style:justify-single-word="false"/>
      <style:text-properties fo:font-size="14pt" officeooo:rsid="0006e542" officeooo:paragraph-rsid="0006e542"/>
    </style:style>
    <style:style style:name="P25" style:family="paragraph" style:parent-style-name="Text_20_body" style:list-style-name="L12">
      <style:paragraph-properties fo:text-align="start" style:justify-single-word="false"/>
      <style:text-properties officeooo:rsid="00089219" officeooo:paragraph-rsid="00089219"/>
    </style:style>
    <style:style style:name="P26" style:family="paragraph" style:parent-style-name="Text_20_body" style:list-style-name="L12">
      <style:paragraph-properties fo:text-align="start" style:justify-single-word="false"/>
      <style:text-properties officeooo:rsid="00090379" officeooo:paragraph-rsid="00090379"/>
    </style:style>
    <style:style style:name="P27" style:family="paragraph" style:parent-style-name="Text_20_body" style:list-style-name="L12">
      <style:paragraph-properties fo:text-align="start" style:justify-single-word="false"/>
      <style:text-properties officeooo:rsid="000a2da9" officeooo:paragraph-rsid="000a2da9"/>
    </style:style>
    <style:style style:name="P28" style:family="paragraph" style:parent-style-name="Text_20_body">
      <style:paragraph-properties fo:text-align="start" style:justify-single-word="false"/>
      <style:text-properties officeooo:rsid="000a2da9" officeooo:paragraph-rsid="000a2da9"/>
    </style:style>
    <style:style style:name="P29" style:family="paragraph" style:parent-style-name="Text_20_body" style:list-style-name="L14">
      <style:paragraph-properties fo:text-align="start" style:justify-single-word="false"/>
      <style:text-properties officeooo:rsid="000a2da9" officeooo:paragraph-rsid="000a2da9"/>
    </style:style>
    <style:style style:name="P30" style:family="paragraph" style:parent-style-name="Title">
      <style:paragraph-properties fo:text-align="start" style:justify-single-word="false" fo:break-before="page"/>
      <style:text-properties officeooo:rsid="0006cc2b" officeooo:paragraph-rsid="0006cc2b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bitmap" draw:fill-color="#ffffff" draw:fill-image-name="Bitmap_20_4"/>
      <style:paragraph-properties style:writing-mode="lr-tb"/>
    </style:style>
    <style:style style:name="P34" style:family="paragraph">
      <loext:graphic-properties draw:fill-color="#ffffff"/>
      <style:paragraph-properties style:writing-mode="lr-tb"/>
    </style:style>
    <style:style style:name="P35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36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writing-mode="lr-tb"/>
    </style:style>
    <style:style style:name="P37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in" fo:margin-right="0in" fo:margin-top="0in" fo:margin-bottom="0in" fo:line-height="100%" fo:text-align="center" fo:text-indent="0in"/>
    </style:style>
    <style:style style:name="P39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4pt" officeooo:rsid="00051c3b" style:font-size-asian="18pt" style:font-size-complex="18pt"/>
    </style:style>
    <style:style style:name="T7" style:family="text">
      <style:text-properties fo:font-size="16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16pt" officeooo:rsid="0006e542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fo:font-size="20pt"/>
    </style:style>
    <style:style style:name="T12" style:family="text">
      <style:text-properties officeooo:rsid="0006e542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a2da9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0pt" style:font-size-asian="6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Double_20_Dash_20__28_Rounded_29_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4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bitmap" draw:fill-color="#ffffff" draw:fill-image-name="Bitmap_20_4" draw:textarea-horizontal-align="justify" draw:textarea-vertical-align="middle" draw:auto-grow-height="false" fo:min-height="0.8035in" fo:min-width="0.781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0.8035in" fo:min-width="1.398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0.461in" fo:min-width="0.818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1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run-through="foreground"/>
    </style:style>
    <style:style style:name="gr11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2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13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Zarządzanie Projektem</text:p>
      <text:p text:style-name="P4"/>
      <text:p text:style-name="P1">Project – stanowi grupę powiązanych czynnkości o określonym czasie rozpoczęcia i zakonczenia, określonycm rezultacie, jakim jest zmiana stanu projetku</text:p>
      <text:p text:style-name="P1"/>
      <text:p text:style-name="P1">Program – grupa powiązanych projectów, zarządzanych w skoordynowany sposób</text:p>
      <text:p text:style-name="P1"/>
      <text:p text:style-name="P1">Portfel projectowy – zbior projektów i/lub programów oraz innych prac, które zgrupowano razem, by umożliwić efektywne nimi zarządzanie. Projekty są kwantyfikowalne.</text:p>
      <text:p text:style-name="P1"/>
      <text:p text:style-name="P1"><text:span text:style-name="T2">(Portfel projectowy</text:span><text:span text:style-name="T4">(Program</text:span>(project)<text:span text:style-name="T4">)</text:span><text:span text:style-name="T2">)</text:span></text:p>
      <text:p text:style-name="P1"/>
      <text:p text:style-name="P1">Wspólne cechy projektów:</text:p>
      <text:list text:style-name="L1">
        <text:list-item>
          <text:p text:style-name="P8">są to za każdym razem nowe próby realizacji pomysłów I działań</text:p>
        </text:list-item>
        <text:list-item>
          <text:p text:style-name="P8">obciążenie ryzykiem od poczatku do końca</text:p>
        </text:list-item>
        <text:list-item>
          <text:p text:style-name="P8">ograniczenie czasu, kosztów, jakości</text:p>
        </text:list-item>
        <text:list-item>
          <text:p text:style-name="P8">kompleksowość</text:p>
        </text:list-item>
      </text:list>
      <text:p text:style-name="P1"/>
      <text:p text:style-name="P1">Miara sukcesu projekru:</text:p>
      <text:p text:style-name="P1">Miary podstawowe:</text:p>
      <text:list text:style-name="L2">
        <text:list-item>
          <text:p text:style-name="P9">Określony termin I budżet.</text:p>
          <text:list>
            <text:list-item>
              <text:p text:style-name="P9">Weryfikacja zakresu projektu, sprawdzenie cełów</text:p>
            </text:list-item>
            <text:list-item>
              <text:p text:style-name="P9">Weryfikacja poziomu satysfakci odbiorcy projektu, jakość projektu</text:p>
            </text:list-item>
            <text:list-item>
              <text:p text:style-name="P9">Określenie poziomu strat w projekcie</text:p>
            </text:list-item>
          </text:list>
        </text:list-item>
      </text:list>
      <text:p text:style-name="P1"/>
      <text:p text:style-name="P1">Trójkąt zarządzania projektami:</text:p>
      <text:p text:style-name="P1"/>
      <text:p text:style-name="P1"><text:tab/><text:tab/>J</text:p>
      <text:p text:style-name="P1"><text:tab/></text:p>
      <text:p text:style-name="P1"><text:tab/> <text:s text:c="7"/>Zakres</text:p>
      <text:p text:style-name="P1"><text:tab/> <text:s text:c="5"/>Projektu</text:p>
      <text:p text:style-name="P1"/>
      <text:p text:style-name="P1">K <text:s/><text:tab/><text:tab/><text:tab/><text:tab/> <text:s text:c="7"/>T</text:p>
      <text:p text:style-name="P1"/>
      <text:p text:style-name="P1"/>
      <text:p text:style-name="P1">Trójkąt określa istnienie zależności pomiędzy głownymi elementami kreującymi zakres projektu.</text:p>
      <text:p text:style-name="P1">Przesunęcie jednego elementu powoduje pozostałych czynników. Stanowi rezultat koncowy, który odpowiada założenią I określonej specyfikacji. Koszt oznacza że project musi być zrealizowany bez przekroczenia zatwierdzonego budżetu. Czas musi być ukonczony w oznaczonym terminie.</text:p>
      <text:p text:style-name="P1"/>
      <text:p text:style-name="P1">Zarządzanie projektami – poszukiewanie równowagi pomiędzy:</text:p>
      <text:p text:style-name="P1">Zakresem – Kośtem – Czasem – Jakością</text:p>
      <text:p text:style-name="P1">Rozbieżnenymi oczekiwaniami oczekiwanych stron.</text:p>
      <text:p text:style-name="P1"/>
      <text:p text:style-name="P1">Klasyfikacja według cech projektu:</text:p>
      <text:p text:style-name="P1"/>
      <text:p text:style-name="P3">Ryzyko → Wartość ekonomiczna → Czas realizacji → Złożoność → Technologia → Uczesnicy → Koszty</text:p>
      <text:p text:style-name="P2"><text:soft-page-break/></text:p>
      <text:p text:style-name="P2">Typy projectów:</text:p>
      <text:list text:style-name="L3">
        <text:list-item>
          <text:p text:style-name="P10">Typu A (Dużej wartości ekonomicznej I wartości; najtrudnejsze projekty do realizacji)</text:p>
        </text:list-item>
        <text:list-item>
          <text:p text:style-name="P10">Typu B (Mały czas realizacji; kluczowe dla organizacji; wysoka wartość ekonomiczna)</text:p>
        </text:list-item>
        <text:list-item>
          <text:p text:style-name="P10">Typu C (Projekty realizowane najczęściej w organizacji; najkrótszy czas realizacji)</text:p>
        </text:list-item>
        <text:list-item>
          <text:p text:style-name="P10">Typu D (Nie wymaga wprowadzenia istotnych zmian)</text:p>
        </text:list-item>
      </text:list>
      <text:p text:style-name="P2"/>
      <text:p text:style-name="P7">Struktura organizacyjne zarządzania projektu (23/10/23)</text:p>
      <text:p text:style-name="Standard"><text:span text:style-name="T1">Struktura – </text:span><text:span text:style-name="T6">kształt relacji między jednostkami w projekcie. </text:span></text:p>
      <text:p text:style-name="Standard"><text:span text:style-name="T1">Struktura organizacyjna</text:span><text:span text:style-name="T11"> </text:span><text:span text:style-name="T5">uwzgłędnia wewnętrzną budowe, rozmieszczenie elementów składowych oraz ogół relacji w nawiasie więzi zachodzący miedzy nimi. </text:span></text:p>
      <text:p text:style-name="Standard"><text:span text:style-name="T8">Typy więzi </text:span><text:span text:style-name="T10">miedzy jednostkami organizacyjnymi </text:span><text:span text:style-name="T7">są hierarchiczne (służbowe) </text:span>lub <text:span text:style-name="T7">niehierarchiczne (funkcjonalne), techniczne i informacyjne (komunikacyjne).</text:span></text:p>
      <text:p text:style-name="P5"/>
      <text:p text:style-name="P5">Typy struktur (typologia)</text:p>
      <text:list text:style-name="L4">
        <text:list-item>
          <text:p text:style-name="P15">Struktury nieformalne – <text:span text:style-name="T3">są stosowane na etapie inicjacji projektu, nie wymagają podziału kompetencji, nie generują dużych kosztów.</text:span></text:p>
        </text:list-item>
        <text:list-item>
          <text:p text:style-name="P15">Struktura funkcyjna </text:p>
        </text:list-item>
        <text:list-item>
          <text:p text:style-name="P15">Struktura wydziałowa – <text:span text:style-name="T3">budowana jest gdy obszar prac projektowych pozwala na podzial według kluczowych segmentów (produkt/rynek) działania.</text:span></text:p>
        </text:list-item>
        <text:list-item>
          <text:p text:style-name="P15">Struktura wpływowa – <text:span text:style-name="T3">jest oparta na powołaniu stanowiska koordynatora projektu, który nadzoruje pracę członków zespołu projektu bez koneczności przemieszczeń pracowników w stukturze w związku z realizacją projektu.</text:span></text:p>
        </text:list-item>
        <text:list-item>
          <text:p text:style-name="P15">Struktura macierzowa</text:p>
        </text:list-item>
        <text:list-item>
          <text:p text:style-name="P15">Struktura hybrydowa</text:p>
        </text:list-item>
        <text:list-item>
          <text:p text:style-name="P15">Struktura sieciowa – <text:span text:style-name="T3">pozbawiona jest zależności hiearchicznych I działań kontrolnych, oparta jest na współdziałanie członków zespołu projektu.</text:span></text:p>
        </text:list-item>
        <text:list-item>
          <text:p text:style-name="P15">Struktura projektowa</text:p>
        </text:list-item>
      </text:list>
      <text:p text:style-name="P6"/>
      <text:p text:style-name="P6"><draw:g text:anchor-type="paragraph" draw:z-index="0" draw:name="task-none 1" draw:style-name="gr9"><draw:g draw:style-name="gr10"><draw:polygon draw:style-name="gr11" draw:text-style-name="P37" svg:width="0.1772in" svg:height="0.1232in" svg:x="4.6122in" svg:y="0.3362in" svg:viewBox="0 0 451 314" draw:points="0,314 451,314 451,0 0,0"><text:p/></draw:polygon><draw:line draw:style-name="gr11" draw:text-style-name="P37" svg:x1="4.7in" svg:y1="0.3665in" svg:x2="4.7in" svg:y2="0.4283in"><text:p/></draw:line><draw:line draw:style-name="gr11" draw:text-style-name="P37" svg:x1="4.6563in" svg:y1="0.3976in" svg:x2="4.7449in" svg:y2="0.3976in"><text:p/></draw:line></draw:g><draw:path draw:style-name="gr12" draw:text-style-name="P39" svg:width="1.0614in" svg:height="0.5654in" svg:x="4.1701in" svg:y="-0.1063in" svg:viewBox="0 0 2697 1437" svg:d="M196 1437h2304c109 0 197-70 197-156v-1124c0-87-88-157-197-157h-2304c-109 0-196 70-196 157v1124c0 86 87 156 196 156z"><text:p text:style-name="P35"><text:span text:style-name="T15">Naczelne </text:span></text:p><text:p text:style-name="P35"><text:span text:style-name="T15">Kierownictwo</text:span></text:p><text:p text:style-name="P35"><text:span text:style-name="T15">Projektu</text:span></text:p></draw:path></draw:g>Struktura funkcyjna:</text:p>
      <text:p text:style-name="P6"><draw:g text:anchor-type="paragraph" draw:z-index="1" draw:name="task-none 2" draw:style-name="gr9"><draw:g draw:style-name="gr10"><draw:polygon draw:style-name="gr11" draw:text-style-name="P37" svg:width="0.1772in" svg:height="0.1232in" svg:x="2.9732in" svg:y="0.7472in" svg:viewBox="0 0 451 314" draw:points="0,314 451,314 451,0 0,0"><text:p/></draw:polygon><draw:line draw:style-name="gr11" draw:text-style-name="P37" svg:x1="3.0614in" svg:y1="0.7772in" svg:x2="3.0614in" svg:y2="0.839in"><text:p/></draw:line><draw:line draw:style-name="gr11" draw:text-style-name="P37" svg:x1="3.0173in" svg:y1="0.8091in" svg:x2="3.1059in" svg:y2="0.8091in"><text:p/></draw:line></draw:g><draw:path draw:style-name="gr12" draw:text-style-name="P39" svg:width="1.0614in" svg:height="0.5654in" svg:x="2.5311in" svg:y="0.3043in" svg:viewBox="0 0 2697 1437" svg:d="M196 1437h2304c109 0 197-70 197-156v-1124c0-87-88-157-197-157h-2304c-109 0-196 70-196 157v1124c0 86 87 156 196 156z"><text:p text:style-name="P35"><text:span text:style-name="T15">Badanie I </text:span></text:p><text:p text:style-name="P35"><text:span text:style-name="T15">rozwój</text:span></text:p></draw:path></draw:g><draw:g text:anchor-type="paragraph" draw:z-index="2" draw:name="task-none 3" draw:style-name="gr9"><draw:g draw:style-name="gr10"><draw:polygon draw:style-name="gr11" draw:text-style-name="P37" svg:width="0.1772in" svg:height="0.1232in" svg:x="4.1543in" svg:y="0.7472in" svg:viewBox="0 0 451 314" draw:points="0,314 451,314 451,0 0,0"><text:p/></draw:polygon><draw:line draw:style-name="gr11" draw:text-style-name="P37" svg:x1="4.2425in" svg:y1="0.7772in" svg:x2="4.2425in" svg:y2="0.839in"><text:p/></draw:line><draw:line draw:style-name="gr11" draw:text-style-name="P37" svg:x1="4.1992in" svg:y1="0.8091in" svg:x2="4.2878in" svg:y2="0.8091in"><text:p/></draw:line></draw:g><draw:path draw:style-name="gr12" draw:text-style-name="P39" svg:width="1.0614in" svg:height="0.5654in" svg:x="3.7126in" svg:y="0.3043in" svg:viewBox="0 0 2697 1437" svg:d="M196 1437h2304c109 0 197-70 197-156v-1124c0-87-88-157-197-157h-2304c-109 0-196 70-196 157v1124c0 86 87 156 196 156z"><text:p text:style-name="P35"><text:span text:style-name="T15">Zaopatzenie</text:span></text:p></draw:path></draw:g><draw:g text:anchor-type="paragraph" draw:z-index="3" draw:name="task-none 4" draw:style-name="gr9"><draw:g draw:style-name="gr10"><draw:polygon draw:style-name="gr11" draw:text-style-name="P37" svg:width="0.1772in" svg:height="0.1232in" svg:x="5.3358in" svg:y="0.7472in" svg:viewBox="0 0 451 314" draw:points="0,314 451,314 451,0 0,0"><text:p/></draw:polygon><draw:line draw:style-name="gr11" draw:text-style-name="P37" svg:x1="5.4236in" svg:y1="0.7772in" svg:x2="5.4236in" svg:y2="0.839in"><text:p/></draw:line><draw:line draw:style-name="gr11" draw:text-style-name="P37" svg:x1="5.3799in" svg:y1="0.8091in" svg:x2="5.4685in" svg:y2="0.8091in"><text:p/></draw:line></draw:g><draw:path draw:style-name="gr12" draw:text-style-name="P39" svg:width="1.0614in" svg:height="0.5654in" svg:x="4.8937in" svg:y="0.3043in" svg:viewBox="0 0 2697 1437" svg:d="M196 1437h2304c109 0 197-70 197-156v-1124c0-87-88-157-197-157h-2304c-109 0-196 70-196 157v1124c0 86 87 156 196 156z"><text:p text:style-name="P35"><text:span text:style-name="T15">Produkcja</text:span></text:p></draw:path></draw:g><draw:g text:anchor-type="paragraph" draw:z-index="4" draw:name="task-none 5" draw:style-name="gr9"><draw:g draw:style-name="gr10"><draw:polygon draw:style-name="gr11" draw:text-style-name="P37" svg:width="0.1772in" svg:height="0.1232in" svg:x="6.5177in" svg:y="0.7472in" svg:viewBox="0 0 451 314" draw:points="0,314 451,314 451,0 0,0"><text:p/></draw:polygon><draw:line draw:style-name="gr11" draw:text-style-name="P37" svg:x1="6.6059in" svg:y1="0.7772in" svg:x2="6.6059in" svg:y2="0.839in"><text:p/></draw:line><draw:line draw:style-name="gr11" draw:text-style-name="P37" svg:x1="6.5618in" svg:y1="0.8091in" svg:x2="6.6504in" svg:y2="0.8091in"><text:p/></draw:line></draw:g><draw:path draw:style-name="gr12" draw:text-style-name="P39" svg:width="1.0614in" svg:height="0.5654in" svg:x="6.0748in" svg:y="0.3043in" svg:viewBox="0 0 2697 1437" svg:d="M196 1437h2304c109 0 197-70 197-156v-1124c0-87-88-157-197-157h-2304c-109 0-196 70-196 157v1124c0 86 87 156 196 156z"><text:p text:style-name="P35"><text:span text:style-name="T15">Zbyt</text:span></text:p></draw:path></draw:g><draw:g text:anchor-type="paragraph" draw:z-index="5" draw:name="task-none 6" draw:style-name="gr9"><draw:g draw:style-name="gr10"><draw:polygon draw:style-name="gr11" draw:text-style-name="P37" svg:width="0.1772in" svg:height="0.0724in" svg:x="6.648in" svg:y="1.2209in" svg:viewBox="0 0 451 185" draw:points="0,185 451,185 451,0 0,0"><text:p/></draw:polygon><draw:line draw:style-name="gr11" draw:text-style-name="P37" svg:x1="6.7362in" svg:y1="1.2386in" svg:x2="6.7362in" svg:y2="1.2748in"><text:p/></draw:line><draw:line draw:style-name="gr11" draw:text-style-name="P37" svg:x1="6.6925in" svg:y1="1.2579in" svg:x2="6.7811in" svg:y2="1.2579in"><text:p/></draw:line></draw:g><draw:path draw:style-name="gr13" draw:text-style-name="P39" svg:width="1.0614in" svg:height="0.3335in" svg:x="6.2063in" svg:y="0.9606in" svg:viewBox="0 0 2697 848" svg:d="M196 848h2304c109 0 197-41 197-92v-664c0-50-88-92-197-92h-2304c-109 0-196 42-196 92v664c0 51 87 92 196 92z"><text:p/></draw:path></draw:g><draw:g text:anchor-type="paragraph" draw:z-index="6" draw:name="task-none 7" draw:style-name="gr9"><draw:g draw:style-name="gr10"><draw:polygon draw:style-name="gr11" draw:text-style-name="P37" svg:width="0.1772in" svg:height="0.0724in" svg:x="6.648in" svg:y="1.6154in" svg:viewBox="0 0 451 185" draw:points="0,185 451,185 451,0 0,0"><text:p/></draw:polygon><draw:line draw:style-name="gr11" draw:text-style-name="P37" svg:x1="6.7362in" svg:y1="1.6331in" svg:x2="6.7362in" svg:y2="1.6693in"><text:p/></draw:line><draw:line draw:style-name="gr11" draw:text-style-name="P37" svg:x1="6.6925in" svg:y1="1.6516in" svg:x2="6.7811in" svg:y2="1.6516in"><text:p/></draw:line></draw:g><draw:path draw:style-name="gr13" draw:text-style-name="P39" svg:width="1.0614in" svg:height="0.3335in" svg:x="6.2063in" svg:y="1.3543in" svg:viewBox="0 0 2697 848" svg:d="M196 848h2304c109 0 197-41 197-92v-664c0-50-88-92-197-92h-2304c-109 0-196 42-196 92v664c0 51 87 92 196 92z"><text:p/></draw:path></draw:g><draw:g text:anchor-type="paragraph" draw:z-index="7" draw:name="task-none 8" draw:style-name="gr9"><draw:g draw:style-name="gr10"><draw:polygon draw:style-name="gr11" draw:text-style-name="P37" svg:width="0.1772in" svg:height="0.0724in" svg:x="6.648in" svg:y="2.0091in" svg:viewBox="0 0 451 185" draw:points="0,185 451,185 451,0 0,0"><text:p/></draw:polygon><draw:line draw:style-name="gr11" draw:text-style-name="P37" svg:x1="6.7362in" svg:y1="2.0272in" svg:x2="6.7362in" svg:y2="2.0634in"><text:p/></draw:line><draw:line draw:style-name="gr11" draw:text-style-name="P37" svg:x1="6.6925in" svg:y1="2.0453in" svg:x2="6.7811in" svg:y2="2.0453in"><text:p/></draw:line></draw:g><draw:path draw:style-name="gr13" draw:text-style-name="P39" svg:width="1.0614in" svg:height="0.3335in" svg:x="6.2063in" svg:y="1.748in" svg:viewBox="0 0 2697 848" svg:d="M196 848h2304c109 0 197-41 197-92v-664c0-50-88-92-197-92h-2304c-109 0-196 42-196 92v664c0 51 87 92 196 92z"><text:p/></draw:path></draw:g><draw:g text:anchor-type="paragraph" draw:z-index="8" draw:name="task-none 9" draw:style-name="gr9"><draw:g draw:style-name="gr10"><draw:polygon draw:style-name="gr11" draw:text-style-name="P37" svg:width="0.1772in" svg:height="0.0724in" svg:x="6.648in" svg:y="2.4028in" svg:viewBox="0 0 451 185" draw:points="0,185 451,185 451,0 0,0"><text:p/></draw:polygon><draw:line draw:style-name="gr11" draw:text-style-name="P37" svg:x1="6.7362in" svg:y1="2.4209in" svg:x2="6.7362in" svg:y2="2.4571in"><text:p/></draw:line><draw:line draw:style-name="gr11" draw:text-style-name="P37" svg:x1="6.6925in" svg:y1="2.439in" svg:x2="6.7811in" svg:y2="2.439in"><text:p/></draw:line></draw:g><draw:path draw:style-name="gr12" draw:text-style-name="P39" svg:width="1.0614in" svg:height="0.3335in" svg:x="6.2063in" svg:y="2.1417in" svg:viewBox="0 0 2697 848" svg:d="M196 848h2304c109 0 197-41 197-92v-664c0-50-88-92-197-92h-2304c-109 0-196 42-196 92v664c0 51 87 92 196 92z"><text:p text:style-name="P38"><text:span text:style-name="T15">Projekt B</text:span></text:p></draw:path></draw:g><draw:g text:anchor-type="paragraph" draw:z-index="9" draw:name="task-none 10" draw:style-name="gr9"><draw:g draw:style-name="gr10"><draw:polygon draw:style-name="gr11" draw:text-style-name="P37" svg:width="0.1772in" svg:height="0.0724in" svg:x="5.3358in" svg:y="1.2209in" svg:viewBox="0 0 451 185" draw:points="0,185 451,185 451,0 0,0"><text:p/></draw:polygon><draw:line draw:style-name="gr11" draw:text-style-name="P37" svg:x1="5.4236in" svg:y1="1.2386in" svg:x2="5.4236in" svg:y2="1.2748in"><text:p/></draw:line><draw:line draw:style-name="gr11" draw:text-style-name="P37" svg:x1="5.3799in" svg:y1="1.2579in" svg:x2="5.4685in" svg:y2="1.2579in"><text:p/></draw:line></draw:g><draw:path draw:style-name="gr13" draw:text-style-name="P39" svg:width="1.0614in" svg:height="0.3335in" svg:x="4.8937in" svg:y="0.9606in" svg:viewBox="0 0 2697 848" svg:d="M196 848h2304c109 0 197-41 197-92v-664c0-50-88-92-197-92h-2304c-109 0-196 42-196 92v664c0 51 87 92 196 92z"><text:p/></draw:path></draw:g><draw:g text:anchor-type="paragraph" draw:z-index="10" draw:name="task-none 11" draw:style-name="gr9"><draw:g draw:style-name="gr10"><draw:polygon draw:style-name="gr11" draw:text-style-name="P37" svg:width="0.1772in" svg:height="0.0724in" svg:x="5.3358in" svg:y="1.6154in" svg:viewBox="0 0 451 185" draw:points="0,185 451,185 451,0 0,0"><text:p/></draw:polygon><draw:line draw:style-name="gr11" draw:text-style-name="P37" svg:x1="5.4236in" svg:y1="1.6331in" svg:x2="5.4236in" svg:y2="1.6693in"><text:p/></draw:line><draw:line draw:style-name="gr11" draw:text-style-name="P37" svg:x1="5.3799in" svg:y1="1.6516in" svg:x2="5.4685in" svg:y2="1.6516in"><text:p/></draw:line></draw:g><draw:path draw:style-name="gr13" draw:text-style-name="P39" svg:width="1.0614in" svg:height="0.3335in" svg:x="4.8937in" svg:y="1.3543in" svg:viewBox="0 0 2697 848" svg:d="M196 848h2304c109 0 197-41 197-92v-664c0-50-88-92-197-92h-2304c-109 0-196 42-196 92v664c0 51 87 92 196 92z"><text:p/></draw:path></draw:g><draw:g text:anchor-type="paragraph" draw:z-index="11" draw:name="task-none 12" draw:style-name="gr9"><draw:g draw:style-name="gr10"><draw:polygon draw:style-name="gr11" draw:text-style-name="P37" svg:width="0.1772in" svg:height="0.0724in" svg:x="5.3358in" svg:y="2.0091in" svg:viewBox="0 0 451 185" draw:points="0,185 451,185 451,0 0,0"><text:p/></draw:polygon><draw:line draw:style-name="gr11" draw:text-style-name="P37" svg:x1="5.4236in" svg:y1="2.0272in" svg:x2="5.4236in" svg:y2="2.0634in"><text:p/></draw:line><draw:line draw:style-name="gr11" draw:text-style-name="P37" svg:x1="5.3799in" svg:y1="2.0453in" svg:x2="5.4685in" svg:y2="2.0453in"><text:p/></draw:line></draw:g><draw:path draw:style-name="gr13" draw:text-style-name="P39" svg:width="1.0614in" svg:height="0.3335in" svg:x="4.8937in" svg:y="1.748in" svg:viewBox="0 0 2697 848" svg:d="M196 848h2304c109 0 197-41 197-92v-664c0-50-88-92-197-92h-2304c-109 0-196 42-196 92v664c0 51 87 92 196 92z"><text:p/></draw:path></draw:g><draw:g text:anchor-type="paragraph" draw:z-index="12" draw:name="task-none 13" draw:style-name="gr9"><draw:g draw:style-name="gr10"><draw:polygon draw:style-name="gr11" draw:text-style-name="P37" svg:width="0.1772in" svg:height="0.0724in" svg:x="5.3358in" svg:y="2.4028in" svg:viewBox="0 0 451 185" draw:points="0,185 451,185 451,0 0,0"><text:p/></draw:polygon><draw:line draw:style-name="gr11" draw:text-style-name="P37" svg:x1="5.4236in" svg:y1="2.4209in" svg:x2="5.4236in" svg:y2="2.4571in"><text:p/></draw:line><draw:line draw:style-name="gr11" draw:text-style-name="P37" svg:x1="5.3799in" svg:y1="2.439in" svg:x2="5.4685in" svg:y2="2.439in"><text:p/></draw:line></draw:g><draw:path draw:style-name="gr13" draw:text-style-name="P39" svg:width="1.0614in" svg:height="0.3335in" svg:x="4.8937in" svg:y="2.1417in" svg:viewBox="0 0 2697 848" svg:d="M196 848h2304c109 0 197-41 197-92v-664c0-50-88-92-197-92h-2304c-109 0-196 42-196 92v664c0 51 87 92 196 92z"><text:p/></draw:path></draw:g><draw:g text:anchor-type="paragraph" draw:z-index="13" draw:name="task-none 14" draw:style-name="gr9"><draw:g draw:style-name="gr10"><draw:polygon draw:style-name="gr11" draw:text-style-name="P37" svg:width="0.1772in" svg:height="0.0724in" svg:x="5.3358in" svg:y="1.2209in" svg:viewBox="0 0 451 185" draw:points="0,185 451,185 451,0 0,0"><text:p/></draw:polygon><draw:line draw:style-name="gr11" draw:text-style-name="P37" svg:x1="5.4236in" svg:y1="1.2386in" svg:x2="5.4236in" svg:y2="1.2748in"><text:p/></draw:line><draw:line draw:style-name="gr11" draw:text-style-name="P37" svg:x1="5.3799in" svg:y1="1.2579in" svg:x2="5.4685in" svg:y2="1.2579in"><text:p/></draw:line></draw:g><draw:path draw:style-name="gr13" draw:text-style-name="P39" svg:width="1.0614in" svg:height="0.3335in" svg:x="4.8937in" svg:y="0.9606in" svg:viewBox="0 0 2697 848" svg:d="M196 848h2304c109 0 197-41 197-92v-664c0-50-88-92-197-92h-2304c-109 0-196 42-196 92v664c0 51 87 92 196 92z"><text:p/></draw:path></draw:g><draw:g text:anchor-type="paragraph" draw:z-index="14" draw:name="task-none 15" draw:style-name="gr9"><draw:g draw:style-name="gr10"><draw:polygon draw:style-name="gr11" draw:text-style-name="P37" svg:width="0.1772in" svg:height="0.0724in" svg:x="5.3358in" svg:y="1.6154in" svg:viewBox="0 0 451 185" draw:points="0,185 451,185 451,0 0,0"><text:p/></draw:polygon><draw:line draw:style-name="gr11" draw:text-style-name="P37" svg:x1="5.4236in" svg:y1="1.6331in" svg:x2="5.4236in" svg:y2="1.6693in"><text:p/></draw:line><draw:line draw:style-name="gr11" draw:text-style-name="P37" svg:x1="5.3799in" svg:y1="1.6516in" svg:x2="5.4685in" svg:y2="1.6516in"><text:p/></draw:line></draw:g><draw:path draw:style-name="gr13" draw:text-style-name="P39" svg:width="1.0614in" svg:height="0.3335in" svg:x="4.8937in" svg:y="1.3543in" svg:viewBox="0 0 2697 848" svg:d="M196 848h2304c109 0 197-41 197-92v-664c0-50-88-92-197-92h-2304c-109 0-196 42-196 92v664c0 51 87 92 196 92z"><text:p/></draw:path></draw:g><draw:g text:anchor-type="paragraph" draw:z-index="15" draw:name="task-none 16" draw:style-name="gr9"><draw:g draw:style-name="gr10"><draw:polygon draw:style-name="gr11" draw:text-style-name="P37" svg:width="0.1772in" svg:height="0.0724in" svg:x="5.3358in" svg:y="2.0091in" svg:viewBox="0 0 451 185" draw:points="0,185 451,185 451,0 0,0"><text:p/></draw:polygon><draw:line draw:style-name="gr11" draw:text-style-name="P37" svg:x1="5.4236in" svg:y1="2.0272in" svg:x2="5.4236in" svg:y2="2.0634in"><text:p/></draw:line><draw:line draw:style-name="gr11" draw:text-style-name="P37" svg:x1="5.3799in" svg:y1="2.0453in" svg:x2="5.4685in" svg:y2="2.0453in"><text:p/></draw:line></draw:g><draw:path draw:style-name="gr13" draw:text-style-name="P39" svg:width="1.0614in" svg:height="0.3335in" svg:x="4.8937in" svg:y="1.748in" svg:viewBox="0 0 2697 848" svg:d="M196 848h2304c109 0 197-41 197-92v-664c0-50-88-92-197-92h-2304c-109 0-196 42-196 92v664c0 51 87 92 196 92z"><text:p/></draw:path></draw:g><draw:g text:anchor-type="paragraph" draw:z-index="16" draw:name="task-none 17" draw:style-name="gr9"><draw:g draw:style-name="gr10"><draw:polygon draw:style-name="gr11" draw:text-style-name="P37" svg:width="0.1772in" svg:height="0.0724in" svg:x="5.3358in" svg:y="2.4028in" svg:viewBox="0 0 451 185" draw:points="0,185 451,185 451,0 0,0"><text:p/></draw:polygon><draw:line draw:style-name="gr11" draw:text-style-name="P37" svg:x1="5.4236in" svg:y1="2.4209in" svg:x2="5.4236in" svg:y2="2.4571in"><text:p/></draw:line><draw:line draw:style-name="gr11" draw:text-style-name="P37" svg:x1="5.3799in" svg:y1="2.439in" svg:x2="5.4685in" svg:y2="2.439in"><text:p/></draw:line></draw:g><draw:path draw:style-name="gr13" draw:text-style-name="P39" svg:width="1.0614in" svg:height="0.3335in" svg:x="4.8937in" svg:y="2.1417in" svg:viewBox="0 0 2697 848" svg:d="M196 848h2304c109 0 197-41 197-92v-664c0-50-88-92-197-92h-2304c-109 0-196 42-196 92v664c0 51 87 92 196 92z"><text:p/></draw:path></draw:g><draw:g text:anchor-type="paragraph" draw:z-index="17" draw:name="task-none 18" draw:style-name="gr9"><draw:g draw:style-name="gr10"><draw:polygon draw:style-name="gr11" draw:text-style-name="P37" svg:width="0.1772in" svg:height="0.0724in" svg:x="4.1543in" svg:y="1.2209in" svg:viewBox="0 0 451 185" draw:points="0,185 451,185 451,0 0,0"><text:p/></draw:polygon><draw:line draw:style-name="gr11" draw:text-style-name="P37" svg:x1="4.2425in" svg:y1="1.2386in" svg:x2="4.2425in" svg:y2="1.2748in"><text:p/></draw:line><draw:line draw:style-name="gr11" draw:text-style-name="P37" svg:x1="4.1992in" svg:y1="1.2579in" svg:x2="4.2878in" svg:y2="1.2579in"><text:p/></draw:line></draw:g><draw:path draw:style-name="gr13" draw:text-style-name="P39" svg:width="1.0614in" svg:height="0.3335in" svg:x="3.7126in" svg:y="0.9606in" svg:viewBox="0 0 2697 848" svg:d="M196 848h2304c109 0 197-41 197-92v-664c0-50-88-92-197-92h-2304c-109 0-196 42-196 92v664c0 51 87 92 196 92z"><text:p/></draw:path></draw:g><draw:g text:anchor-type="paragraph" draw:z-index="18" draw:name="task-none 19" draw:style-name="gr9"><draw:g draw:style-name="gr10"><draw:polygon draw:style-name="gr11" draw:text-style-name="P37" svg:width="0.1772in" svg:height="0.0724in" svg:x="4.1543in" svg:y="1.6154in" svg:viewBox="0 0 451 185" draw:points="0,185 451,185 451,0 0,0"><text:p/></draw:polygon><draw:line draw:style-name="gr11" draw:text-style-name="P37" svg:x1="4.2425in" svg:y1="1.6331in" svg:x2="4.2425in" svg:y2="1.6693in"><text:p/></draw:line><draw:line draw:style-name="gr11" draw:text-style-name="P37" svg:x1="4.1992in" svg:y1="1.6516in" svg:x2="4.2878in" svg:y2="1.6516in"><text:p/></draw:line></draw:g><draw:path draw:style-name="gr13" draw:text-style-name="P39" svg:width="1.0614in" svg:height="0.3335in" svg:x="3.7126in" svg:y="1.3543in" svg:viewBox="0 0 2697 848" svg:d="M196 848h2304c109 0 197-41 197-92v-664c0-50-88-92-197-92h-2304c-109 0-196 42-196 92v664c0 51 87 92 196 92z"><text:p/></draw:path></draw:g><draw:g text:anchor-type="paragraph" draw:z-index="19" draw:name="task-none 20" draw:style-name="gr9"><draw:g draw:style-name="gr10"><draw:polygon draw:style-name="gr11" draw:text-style-name="P37" svg:width="0.1772in" svg:height="0.0724in" svg:x="4.1543in" svg:y="2.0091in" svg:viewBox="0 0 451 185" draw:points="0,185 451,185 451,0 0,0"><text:p/></draw:polygon><draw:line draw:style-name="gr11" draw:text-style-name="P37" svg:x1="4.2425in" svg:y1="2.0272in" svg:x2="4.2425in" svg:y2="2.0634in"><text:p/></draw:line><draw:line draw:style-name="gr11" draw:text-style-name="P37" svg:x1="4.1992in" svg:y1="2.0453in" svg:x2="4.2878in" svg:y2="2.0453in"><text:p/></draw:line></draw:g><draw:path draw:style-name="gr13" draw:text-style-name="P39" svg:width="1.0614in" svg:height="0.3335in" svg:x="3.7126in" svg:y="1.748in" svg:viewBox="0 0 2697 848" svg:d="M196 848h2304c109 0 197-41 197-92v-664c0-50-88-92-197-92h-2304c-109 0-196 42-196 92v664c0 51 87 92 196 92z"><text:p/></draw:path></draw:g><draw:g text:anchor-type="paragraph" draw:z-index="20" draw:name="task-none 21" draw:style-name="gr9"><draw:g draw:style-name="gr10"><draw:polygon draw:style-name="gr11" draw:text-style-name="P37" svg:width="0.1772in" svg:height="0.0724in" svg:x="4.1543in" svg:y="2.4028in" svg:viewBox="0 0 451 185" draw:points="0,185 451,185 451,0 0,0"><text:p/></draw:polygon><draw:line draw:style-name="gr11" draw:text-style-name="P37" svg:x1="4.2425in" svg:y1="2.4209in" svg:x2="4.2425in" svg:y2="2.4571in"><text:p/></draw:line><draw:line draw:style-name="gr11" draw:text-style-name="P37" svg:x1="4.1992in" svg:y1="2.439in" svg:x2="4.2878in" svg:y2="2.439in"><text:p/></draw:line></draw:g><draw:path draw:style-name="gr13" draw:text-style-name="P39" svg:width="1.0614in" svg:height="0.3335in" svg:x="3.7126in" svg:y="2.1417in" svg:viewBox="0 0 2697 848" svg:d="M196 848h2304c109 0 197-41 197-92v-664c0-50-88-92-197-92h-2304c-109 0-196 42-196 92v664c0 51 87 92 196 92z"><text:p/></draw:path></draw:g><draw:g text:anchor-type="paragraph" draw:z-index="21" draw:name="task-none 22" draw:style-name="gr9"><draw:g draw:style-name="gr10"><draw:polygon draw:style-name="gr11" draw:text-style-name="P37" svg:width="0.1772in" svg:height="0.0724in" svg:x="2.9732in" svg:y="1.2209in" svg:viewBox="0 0 451 185" draw:points="0,185 451,185 451,0 0,0"><text:p/></draw:polygon><draw:line draw:style-name="gr11" draw:text-style-name="P37" svg:x1="3.0614in" svg:y1="1.2386in" svg:x2="3.0614in" svg:y2="1.2748in"><text:p/></draw:line><draw:line draw:style-name="gr11" draw:text-style-name="P37" svg:x1="3.0173in" svg:y1="1.2579in" svg:x2="3.1059in" svg:y2="1.2579in"><text:p/></draw:line></draw:g><draw:path draw:style-name="gr13" draw:text-style-name="P39" svg:width="1.0614in" svg:height="0.3335in" svg:x="2.5311in" svg:y="0.9606in" svg:viewBox="0 0 2697 848" svg:d="M196 848h2304c109 0 197-41 197-92v-664c0-50-88-92-197-92h-2304c-109 0-196 42-196 92v664c0 51 87 92 196 92z"><text:p/></draw:path></draw:g><draw:g text:anchor-type="paragraph" draw:z-index="22" draw:name="task-none 23" draw:style-name="gr9"><draw:g draw:style-name="gr10"><draw:polygon draw:style-name="gr11" draw:text-style-name="P37" svg:width="0.1772in" svg:height="0.0724in" svg:x="2.9732in" svg:y="1.6154in" svg:viewBox="0 0 451 185" draw:points="0,185 451,185 451,0 0,0"><text:p/></draw:polygon><draw:line draw:style-name="gr11" draw:text-style-name="P37" svg:x1="3.0614in" svg:y1="1.6331in" svg:x2="3.0614in" svg:y2="1.6693in"><text:p/></draw:line><draw:line draw:style-name="gr11" draw:text-style-name="P37" svg:x1="3.0173in" svg:y1="1.6516in" svg:x2="3.1059in" svg:y2="1.6516in"><text:p/></draw:line></draw:g><draw:path draw:style-name="gr13" draw:text-style-name="P39" svg:width="1.0614in" svg:height="0.3335in" svg:x="2.5311in" svg:y="1.3543in" svg:viewBox="0 0 2697 848" svg:d="M196 848h2304c109 0 197-41 197-92v-664c0-50-88-92-197-92h-2304c-109 0-196 42-196 92v664c0 51 87 92 196 92z"><text:p/></draw:path></draw:g><draw:g text:anchor-type="paragraph" draw:z-index="23" draw:name="task-none 24" draw:style-name="gr9"><draw:g draw:style-name="gr10"><draw:polygon draw:style-name="gr11" draw:text-style-name="P37" svg:width="0.1772in" svg:height="0.0724in" svg:x="2.9732in" svg:y="2.0091in" svg:viewBox="0 0 451 185" draw:points="0,185 451,185 451,0 0,0"><text:p/></draw:polygon><draw:line draw:style-name="gr11" draw:text-style-name="P37" svg:x1="3.0614in" svg:y1="2.0272in" svg:x2="3.0614in" svg:y2="2.0634in"><text:p/></draw:line><draw:line draw:style-name="gr11" draw:text-style-name="P37" svg:x1="3.0173in" svg:y1="2.0453in" svg:x2="3.1059in" svg:y2="2.0453in"><text:p/></draw:line></draw:g><draw:path draw:style-name="gr13" draw:text-style-name="P39" svg:width="1.0614in" svg:height="0.3335in" svg:x="2.5311in" svg:y="1.748in" svg:viewBox="0 0 2697 848" svg:d="M196 848h2304c109 0 197-41 197-92v-664c0-50-88-92-197-92h-2304c-109 0-196 42-196 92v664c0 51 87 92 196 92z"><text:p/></draw:path></draw:g><draw:g text:anchor-type="paragraph" draw:z-index="24" draw:name="task-none 25" draw:style-name="gr9"><draw:g draw:style-name="gr10"><draw:polygon draw:style-name="gr11" draw:text-style-name="P37" svg:width="0.1772in" svg:height="0.0724in" svg:x="2.9732in" svg:y="2.4028in" svg:viewBox="0 0 451 185" draw:points="0,185 451,185 451,0 0,0"><text:p/></draw:polygon><draw:line draw:style-name="gr11" draw:text-style-name="P37" svg:x1="3.0614in" svg:y1="2.4209in" svg:x2="3.0614in" svg:y2="2.4571in"><text:p/></draw:line><draw:line draw:style-name="gr11" draw:text-style-name="P37" svg:x1="3.0173in" svg:y1="2.439in" svg:x2="3.1059in" svg:y2="2.439in"><text:p/></draw:line></draw:g><draw:path draw:style-name="gr12" draw:text-style-name="P39" svg:width="1.0614in" svg:height="0.3335in" svg:x="2.5311in" svg:y="2.1417in" svg:viewBox="0 0 2697 848" svg:d="M196 848h2304c109 0 197-41 197-92v-664c0-50-88-92-197-92h-2304c-109 0-196 42-196 92v664c0 51 87 92 196 92z"><text:p text:style-name="P38"><text:span text:style-name="T15">Projekt A</text:span></text:p></draw:path></draw:g>Dzialanie projektowe </text:p>
      <text:p text:style-name="P6">ograniczone są do danej </text:p>
      <text:p text:style-name="P6">funkcji. Zespołe projektoje </text:p>
      <text:p text:style-name="P6">umieszczne są na </text:p>
      <text:p text:style-name="P6">najniższych sczeblach </text:p>
      <text:p text:style-name="P6">struktury. Występuje tu</text:p>
      <text:p text:style-name="P6">wysoki pożiom spejalizacji.</text:p>
      <text:p text:style-name="P6"><draw:g text:anchor-type="paragraph" draw:z-index="25" draw:name="task-none 26" draw:style-name="gr9"><draw:g draw:style-name="gr10"><draw:polygon draw:style-name="gr11" draw:text-style-name="P37" svg:width="0.1772in" svg:height="0.1232in" svg:x="4.6122in" svg:y="-0.0579in" svg:viewBox="0 0 451 314" draw:points="0,314 451,314 451,0 0,0"><text:p/></draw:polygon><draw:line draw:style-name="gr11" draw:text-style-name="P37" svg:x1="4.7in" svg:y1="-0.0272in" svg:x2="4.7in" svg:y2="0.0346in"><text:p/></draw:line><draw:line draw:style-name="gr11" draw:text-style-name="P37" svg:x1="4.6563in" svg:y1="0.0039in" svg:x2="4.7449in" svg:y2="0.0039in"><text:p/></draw:line></draw:g><draw:path draw:style-name="gr12" draw:text-style-name="P39" svg:width="1.0614in" svg:height="0.5654in" svg:x="4.1701in" svg:y="-0.5in" svg:viewBox="0 0 2697 1437" svg:d="M196 1437h2304c109 0 197-70 197-156v-1124c0-87-88-157-197-157h-2304c-109 0-196 70-196 157v1124c0 86 87 156 196 156z"><text:p text:style-name="P35"><text:span text:style-name="T15">Naczelne </text:span></text:p><text:p text:style-name="P35"><text:span text:style-name="T15">Kierownictwo</text:span></text:p><text:p text:style-name="P35"><text:span text:style-name="T15">Projektu</text:span></text:p></draw:path></draw:g><draw:g text:anchor-type="paragraph" draw:z-index="26" draw:name="task-none 27" draw:style-name="gr9"><draw:g draw:style-name="gr10"><draw:polygon draw:style-name="gr11" draw:text-style-name="P37" svg:width="0.1772in" svg:height="0.1232in" svg:x="2.9732in" svg:y="0.7472in" svg:viewBox="0 0 451 314" draw:points="0,314 451,314 451,0 0,0"><text:p/></draw:polygon><draw:line draw:style-name="gr11" draw:text-style-name="P37" svg:x1="3.0614in" svg:y1="0.7772in" svg:x2="3.0614in" svg:y2="0.839in"><text:p/></draw:line><draw:line draw:style-name="gr11" draw:text-style-name="P37" svg:x1="3.0173in" svg:y1="0.8091in" svg:x2="3.1059in" svg:y2="0.8091in"><text:p/></draw:line></draw:g><draw:path draw:style-name="gr12" draw:text-style-name="P39" svg:width="1.0614in" svg:height="0.5654in" svg:x="2.5311in" svg:y="0.3043in" svg:viewBox="0 0 2697 1437" svg:d="M196 1437h2304c109 0 197-70 197-156v-1124c0-87-88-157-197-157h-2304c-109 0-196 70-196 157v1124c0 86 87 156 196 156z"><text:p text:style-name="P35"><text:span text:style-name="T15">Badanie I </text:span></text:p><text:p text:style-name="P35"><text:span text:style-name="T15">rozwój</text:span></text:p></draw:path></draw:g><draw:g text:anchor-type="paragraph" draw:z-index="27" draw:name="task-none 28" draw:style-name="gr9"><draw:g draw:style-name="gr10"><draw:polygon draw:style-name="gr11" draw:text-style-name="P37" svg:width="0.1772in" svg:height="0.1232in" svg:x="4.1543in" svg:y="0.7472in" svg:viewBox="0 0 451 314" draw:points="0,314 451,314 451,0 0,0"><text:p/></draw:polygon><draw:line draw:style-name="gr11" draw:text-style-name="P37" svg:x1="4.2425in" svg:y1="0.7772in" svg:x2="4.2425in" svg:y2="0.839in"><text:p/></draw:line><draw:line draw:style-name="gr11" draw:text-style-name="P37" svg:x1="4.1992in" svg:y1="0.8091in" svg:x2="4.2878in" svg:y2="0.8091in"><text:p/></draw:line></draw:g><draw:path draw:style-name="gr12" draw:text-style-name="P39" svg:width="1.0614in" svg:height="0.5654in" svg:x="3.7126in" svg:y="0.3043in" svg:viewBox="0 0 2697 1437" svg:d="M196 1437h2304c109 0 197-70 197-156v-1124c0-87-88-157-197-157h-2304c-109 0-196 70-196 157v1124c0 86 87 156 196 156z"><text:p text:style-name="P35"><text:span text:style-name="T15">Zaopatzenie</text:span></text:p></draw:path></draw:g><draw:g text:anchor-type="paragraph" draw:z-index="28" draw:name="task-none 29" draw:style-name="gr9"><draw:g draw:style-name="gr10"><draw:polygon draw:style-name="gr11" draw:text-style-name="P37" svg:width="0.1772in" svg:height="0.1232in" svg:x="5.3358in" svg:y="0.7472in" svg:viewBox="0 0 451 314" draw:points="0,314 451,314 451,0 0,0"><text:p/></draw:polygon><draw:line draw:style-name="gr11" draw:text-style-name="P37" svg:x1="5.4236in" svg:y1="0.7772in" svg:x2="5.4236in" svg:y2="0.839in"><text:p/></draw:line><draw:line draw:style-name="gr11" draw:text-style-name="P37" svg:x1="5.3799in" svg:y1="0.8091in" svg:x2="5.4685in" svg:y2="0.8091in"><text:p/></draw:line></draw:g><draw:path draw:style-name="gr12" draw:text-style-name="P39" svg:width="1.0614in" svg:height="0.5654in" svg:x="4.8937in" svg:y="0.3043in" svg:viewBox="0 0 2697 1437" svg:d="M196 1437h2304c109 0 197-70 197-156v-1124c0-87-88-157-197-157h-2304c-109 0-196 70-196 157v1124c0 86 87 156 196 156z"><text:p text:style-name="P35"><text:span text:style-name="T15">Produkcja</text:span></text:p></draw:path></draw:g><draw:g text:anchor-type="paragraph" draw:z-index="29" draw:name="task-none 30" draw:style-name="gr9"><draw:g draw:style-name="gr10"><draw:polygon draw:style-name="gr11" draw:text-style-name="P37" svg:width="0.1772in" svg:height="0.1232in" svg:x="6.5177in" svg:y="0.7472in" svg:viewBox="0 0 451 314" draw:points="0,314 451,314 451,0 0,0"><text:p/></draw:polygon><draw:line draw:style-name="gr11" draw:text-style-name="P37" svg:x1="6.6059in" svg:y1="0.7772in" svg:x2="6.6059in" svg:y2="0.839in"><text:p/></draw:line><draw:line draw:style-name="gr11" draw:text-style-name="P37" svg:x1="6.5618in" svg:y1="0.8091in" svg:x2="6.6504in" svg:y2="0.8091in"><text:p/></draw:line></draw:g><draw:path draw:style-name="gr12" draw:text-style-name="P39" svg:width="1.0614in" svg:height="0.5654in" svg:x="6.0748in" svg:y="0.3043in" svg:viewBox="0 0 2697 1437" svg:d="M196 1437h2304c109 0 197-70 197-156v-1124c0-87-88-157-197-157h-2304c-109 0-196 70-196 157v1124c0 86 87 156 196 156z"><text:p text:style-name="P35"><text:span text:style-name="T15">Zbyt</text:span></text:p></draw:path></draw:g><draw:g text:anchor-type="paragraph" draw:z-index="30" draw:name="task-none 47" draw:style-name="gr9"><draw:g draw:style-name="gr10"><draw:polygon draw:style-name="gr11" draw:text-style-name="P37" svg:width="0.1772in" svg:height="0.0724in" svg:x="1.7917in" svg:y="1.2209in" svg:viewBox="0 0 451 185" draw:points="0,185 451,185 451,0 0,0"><text:p/></draw:polygon><draw:line draw:style-name="gr11" draw:text-style-name="P37" svg:x1="1.8799in" svg:y1="1.2386in" svg:x2="1.8799in" svg:y2="1.2748in"><text:p/></draw:line><draw:line draw:style-name="gr11" draw:text-style-name="P37" svg:x1="1.8362in" svg:y1="1.2579in" svg:x2="1.9248in" svg:y2="1.2579in"><text:p/></draw:line></draw:g><draw:path draw:style-name="gr12" draw:text-style-name="P39" svg:width="1.0614in" svg:height="0.3335in" svg:x="1.35in" svg:y="0.9606in" svg:viewBox="0 0 2697 848" svg:d="M196 848h2304c109 0 197-41 197-92v-664c0-50-88-92-197-92h-2304c-109 0-196 42-196 92v664c0 51 87 92 196 92z"><text:p text:style-name="P38"><text:span text:style-name="T15">Projekt A</text:span></text:p></draw:path></draw:g><draw:g text:anchor-type="paragraph" draw:z-index="31" draw:name="task-none 48" draw:style-name="gr9"><draw:g draw:style-name="gr10"><draw:polygon draw:style-name="gr11" draw:text-style-name="P37" svg:width="0.1772in" svg:height="0.0724in" svg:x="1.7917in" svg:y="1.6154in" svg:viewBox="0 0 451 185" draw:points="0,185 451,185 451,0 0,0"><text:p/></draw:polygon><draw:line draw:style-name="gr11" draw:text-style-name="P37" svg:x1="1.8799in" svg:y1="1.6331in" svg:x2="1.8799in" svg:y2="1.6693in"><text:p/></draw:line><draw:line draw:style-name="gr11" draw:text-style-name="P37" svg:x1="1.8362in" svg:y1="1.6516in" svg:x2="1.9248in" svg:y2="1.6516in"><text:p/></draw:line></draw:g><draw:path draw:style-name="gr12" draw:text-style-name="P39" svg:width="1.0614in" svg:height="0.3335in" svg:x="1.35in" svg:y="1.3543in" svg:viewBox="0 0 2697 848" svg:d="M196 848h2304c109 0 197-41 197-92v-664c0-50-88-92-197-92h-2304c-109 0-196 42-196 92v664c0 51 87 92 196 92z"><text:p text:style-name="P38"><text:span text:style-name="T15">Projekt B</text:span></text:p></draw:path></draw:g><draw:g text:anchor-type="paragraph" draw:z-index="32" draw:name="task-none 49" draw:style-name="gr9"><draw:g draw:style-name="gr10"><draw:polygon draw:style-name="gr11" draw:text-style-name="P37" svg:width="0.1772in" svg:height="0.0724in" svg:x="1.7917in" svg:y="2.0091in" svg:viewBox="0 0 451 185" draw:points="0,185 451,185 451,0 0,0"><text:p/></draw:polygon><draw:line draw:style-name="gr11" draw:text-style-name="P37" svg:x1="1.8799in" svg:y1="2.0272in" svg:x2="1.8799in" svg:y2="2.0634in"><text:p/></draw:line><draw:line draw:style-name="gr11" draw:text-style-name="P37" svg:x1="1.8362in" svg:y1="2.0453in" svg:x2="1.9248in" svg:y2="2.0453in"><text:p/></draw:line></draw:g><draw:path draw:style-name="gr12" draw:text-style-name="P39" svg:width="1.0614in" svg:height="0.3335in" svg:x="1.35in" svg:y="1.748in" svg:viewBox="0 0 2697 848" svg:d="M196 848h2304c109 0 197-41 197-92v-664c0-50-88-92-197-92h-2304c-109 0-196 42-196 92v664c0 51 87 92 196 92z"><text:p text:style-name="P38"><text:span text:style-name="T15">Projekt C</text:span></text:p></draw:path></draw:g><draw:line text:anchor-type="paragraph" draw:z-index="33" draw:name="Line 1" draw:style-name="gr2" draw:text-style-name="P31" svg:x1="2.4118in" svg:y1="1.1319in" svg:x2="7.2598in" svg:y2="1.1437in"><text:p/></draw:line><draw:line text:anchor-type="paragraph" draw:z-index="34" draw:name="Line 2" draw:style-name="gr2" draw:text-style-name="P31" svg:x1="2.4118in" svg:y1="1.5256in" svg:x2="7.2598in" svg:y2="1.5374in"><text:p/></draw:line><draw:line text:anchor-type="paragraph" draw:z-index="35" draw:name="Line 3" draw:style-name="gr2" draw:text-style-name="P31" svg:x1="2.4118in" svg:y1="1.5256in" svg:x2="7.2598in" svg:y2="1.5374in"><text:p/></draw:line><draw:line text:anchor-type="paragraph" draw:z-index="36" draw:name="Line 4" draw:style-name="gr2" draw:text-style-name="P31" svg:x1="2.4118in" svg:y1="1.9193in" svg:x2="7.2598in" svg:y2="1.9311in"><text:p/></draw:line><draw:frame text:anchor-type="paragraph" draw:z-index="37" draw:name="Text Frame 1" draw:style-name="gr8" draw:text-style-name="P32" svg:width="0.3157in" svg:height="2.1094in" svg:x="7.3374in" svg:y="0.7571in"><draw:text-box><text:p>K P</text:p><text:p>O R</text:p><text:p>O O</text:p><text:p>R J</text:p><text:p>D E</text:p><text:p>Y K</text:p><text:p>N T</text:p><text:p>C O</text:p><text:p>J <text:s/>W</text:p><text:p>A <text:s/>A</text:p><text:p/></draw:text-box></draw:frame><draw:line text:anchor-type="paragraph" draw:z-index="38" draw:name="Vertical line 1" draw:style-name="gr2" draw:text-style-name="P31" svg:x1="3.0575in" svg:y1="0.8701in" svg:x2="3.0575in" svg:y2="2.4598in"><text:p/></draw:line><draw:line text:anchor-type="paragraph" draw:z-index="39" draw:name="Vertical line 2" draw:style-name="gr2" draw:text-style-name="P31" svg:x1="4.239in" svg:y1="0.8701in" svg:x2="4.239in" svg:y2="2.4598in"><text:p/></draw:line><draw:line text:anchor-type="paragraph" draw:z-index="40" draw:name="Vertical line 3" draw:style-name="gr2" draw:text-style-name="P31" svg:x1="5.4201in" svg:y1="0.8701in" svg:x2="5.4201in" svg:y2="2.4598in"><text:p/></draw:line><draw:line text:anchor-type="paragraph" draw:z-index="41" draw:name="Vertical line 4" draw:style-name="gr2" draw:text-style-name="P31" svg:x1="6.6016in" svg:y1="0.8701in" svg:x2="6.6016in" svg:y2="2.4598in"><text:p/></draw:line><draw:line text:anchor-type="paragraph" draw:z-index="42" draw:name="Line 5" draw:style-name="gr2" draw:text-style-name="P31" svg:x1="6.5043in" svg:y1="0.1146in" svg:x2="2.4752in" svg:y2="0.0902in"><text:p/></draw:line><draw:line text:anchor-type="paragraph" draw:z-index="43" draw:name="Line 6" draw:style-name="gr2" draw:text-style-name="P31" svg:x1="2.4335in" svg:y1="2.7764in" svg:x2="2.4752in" svg:y2="0.0902in"><text:p/></draw:line><draw:frame text:anchor-type="paragraph" draw:z-index="44" draw:name="Text Frame 2" draw:style-name="gr7" draw:text-style-name="P32" svg:width="7.7803in" svg:height="2.1016in" svg:x="-0.3535in" svg:y="2.9626in"><draw:text-box><text:p>Występuje 2 typu kierowników: funkcji (pionu) I projektu</text:p><text:p>Za dobór członków zespołu projektu odpowiada kierownik projektu.</text:p><text:p>Struktura ta jest siłnie komplikowana (?)</text:p><text:p>Występuje dualizm oprawnie decyzyjne, oznacza że <text:span text:style-name="T16">c</text:span><text:span text:style-name="T16">z</text:span><text:span text:style-name="T16">ł</text:span><text:span text:style-name="T16">o</text:span><text:span text:style-name="T16">n</text:span><text:span text:style-name="T16">k</text:span><text:span text:style-name="T16">ó</text:span><text:span text:style-name="T16">w</text:span><text:span text:style-name="T16"> </text:span><text:span text:style-name="T16">z</text:span><text:span text:style-name="T16">e</text:span><text:span text:style-name="T16">s</text:span><text:span text:style-name="T16">p</text:span><text:span text:style-name="T16">o</text:span><text:span text:style-name="T16">ł</text:span><text:span text:style-name="T16">u</text:span><text:span text:style-name="T16"> </text:span><text:span text:style-name="T16">p</text:span><text:span text:style-name="T16">r</text:span><text:span text:style-name="T16">o</text:span><text:span text:style-name="T16">j</text:span><text:span text:style-name="T16">e</text:span><text:span text:style-name="T16">k</text:span><text:span text:style-name="T16">t</text:span><text:span text:style-name="T16">u</text:span><text:span text:style-name="T16"> </text:span><text:span text:style-name="T16">m</text:span><text:span text:style-name="T16">o</text:span><text:span text:style-name="T16">g</text:span><text:span text:style-name="T16">ą</text:span><text:span text:style-name="T16"> </text:span><text:span text:style-name="T16">o</text:span><text:span text:style-name="T16">t</text:span><text:span text:style-name="T16">r</text:span><text:span text:style-name="T16">z</text:span><text:span text:style-name="T16">y</text:span><text:span text:style-name="T16">m</text:span><text:span text:style-name="T16">l</text:span><text:span text:style-name="T16">i</text:span><text:span text:style-name="T16">w</text:span><text:span text:style-name="T16">a</text:span><text:span text:style-name="T16">ć</text:span><text:span text:style-name="T16"> </text:span><text:span text:style-name="T16">r</text:span><text:span text:style-name="T16">ó</text:span><text:span text:style-name="T16">w</text:span><text:span text:style-name="T16">n</text:span><text:span text:style-name="T16">o</text:span><text:span text:style-name="T16">w</text:span><text:span text:style-name="T16">a</text:span><text:span text:style-name="T16">ż</text:span><text:span text:style-name="T16">n</text:span><text:span text:style-name="T16">e</text:span><text:span text:style-name="T16"> </text:span><text:span text:style-name="T16">p</text:span><text:span text:style-name="T16">o</text:span><text:span text:style-name="T16">l</text:span><text:span text:style-name="T16">e</text:span><text:span text:style-name="T16">c</text:span><text:span text:style-name="T16">e</text:span><text:span text:style-name="T16">n</text:span><text:span text:style-name="T16">i</text:span><text:span text:style-name="T16">a</text:span><text:span text:style-name="T16"> </text:span><text:span text:style-name="T16">o</text:span><text:span text:style-name="T16">d</text:span><text:span text:style-name="T16"> </text:span><text:span text:style-name="T16">2</text:span><text:span text:style-name="T16"> </text:span><text:span text:style-name="T16">k</text:span><text:span text:style-name="T16">i</text:span><text:span text:style-name="T16">e</text:span><text:span text:style-name="T16">r</text:span><text:span text:style-name="T16">o</text:span><text:span text:style-name="T16">w</text:span><text:span text:style-name="T16">n</text:span><text:span text:style-name="T16">i</text:span><text:span text:style-name="T16">k</text:span><text:span text:style-name="T16">ó</text:span><text:span text:style-name="T16">w</text:span></text:p></draw:text-box></draw:frame><text:soft-page-break/>Struktura macierzowa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45" draw:name="Shape 1" draw:style-name="gr6" draw:text-style-name="P36" svg:width="1.6362in" svg:height="1.3823in" svg:x="2.6646in" svg:y="-0.2799in"><text:p text:style-name="P35"><text:span text:style-name="T15">N</text:span><text:span text:style-name="T15">a</text:span><text:span text:style-name="T15">c</text:span><text:span text:style-name="T15">z</text:span><text:span text:style-name="T15">e</text:span><text:span text:style-name="T15">l</text:span><text:span text:style-name="T15">n</text:span><text:span text:style-name="T15">e</text:span><text:span text:style-name="T15"> </text:span></text:p><text:p text:style-name="P35"><text:span text:style-name="T15">K</text:span><text:span text:style-name="T15">i</text:span><text:span text:style-name="T15">e</text:span><text:span text:style-name="T15">r</text:span><text:span text:style-name="T15">o</text:span><text:span text:style-name="T15">w</text:span><text:span text:style-name="T15">n</text:span><text:span text:style-name="T15">i</text:span><text:span text:style-name="T15">c</text:span><text:span text:style-name="T15">t</text:span><text:span text:style-name="T15">w</text:span><text:span text:style-name="T15">o</text:span></text:p><text:p text:style-name="P35"><text:span text:style-name="T15">P</text:span><text:span text:style-name="T15">r</text:span><text:span text:style-name="T15">o</text:span><text:span text:style-name="T15">j</text:span><text:span text:style-name="T15">e</text:span><text:span text:style-name="T15">k</text:span><text:span text:style-name="T15">t</text:span><text:span text:style-name="T15">u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Czysta struktura projektowa:</text:p>
      <text:p text:style-name="P6"><draw:custom-shape text:anchor-type="paragraph" draw:z-index="46" draw:name="Shape 2" draw:style-name="gr5" draw:text-style-name="P34" svg:width="1.3988in" svg:height="0.8039in" svg:x="5.8839in" svg:y="1.2728in"><text:p>Kierownictwo </text:p><text:p>Projektu <text:s/>A</text:p><draw:enhanced-geometry svg:viewBox="0 0 21600 21600" draw:type="rectangle" draw:enhanced-path="M 0 0 L 21600 0 21600 21600 0 21600 0 0 Z N"/></draw:custom-shape><draw:custom-shape text:anchor-type="paragraph" draw:z-index="47" draw:name="Shape 3" draw:style-name="gr4" draw:text-style-name="P33" svg:width="0.7815in" svg:height="0.8039in" svg:x="4.8165in" svg:y="3.1984in"><text:p/><draw:enhanced-geometry svg:viewBox="0 0 21600 21600" draw:type="rectangle" draw:enhanced-path="M 0 0 L 21600 0 21600 21600 0 21600 0 0 Z N"/></draw:custom-shape><draw:custom-shape text:anchor-type="paragraph" draw:z-index="48" draw:name="Shape 4" draw:style-name="gr4" draw:text-style-name="P33" svg:width="0.7815in" svg:height="0.8039in" svg:x="5.7354in" svg:y="3.1984in"><text:p/><draw:enhanced-geometry svg:viewBox="0 0 21600 21600" draw:type="rectangle" draw:enhanced-path="M 0 0 L 21600 0 21600 21600 0 21600 0 0 Z N"/></draw:custom-shape><draw:custom-shape text:anchor-type="paragraph" draw:z-index="49" draw:name="Shape 5" draw:style-name="gr4" draw:text-style-name="P33" svg:width="0.7815in" svg:height="0.8039in" svg:x="6.6543in" svg:y="3.1984in"><text:p/><draw:enhanced-geometry svg:viewBox="0 0 21600 21600" draw:type="rectangle" draw:enhanced-path="M 0 0 L 21600 0 21600 21600 0 21600 0 0 Z N"/></draw:custom-shape><draw:line text:anchor-type="paragraph" draw:z-index="50" draw:name="Line 7" draw:style-name="gr2" draw:text-style-name="P31" svg:x1="6.2063in" svg:y1="2.1146in" svg:x2="6.1937in" svg:y2="3.2366in"><text:p/></draw:line><draw:line text:anchor-type="paragraph" draw:z-index="51" draw:name="Line 8" draw:style-name="gr2" draw:text-style-name="P31" svg:x1="4.9382in" svg:y1="2.6626in" svg:x2="7.2598in" svg:y2="2.6681in"><text:p/></draw:line><draw:line text:anchor-type="paragraph" draw:z-index="52" draw:name="Line 9" draw:style-name="gr2" draw:text-style-name="P31" svg:x1="7.2654in" svg:y1="3.237in" svg:x2="7.2598in" svg:y2="2.7063in"><text:p/></draw:line><draw:line text:anchor-type="paragraph" draw:z-index="53" draw:name="Line 10" draw:style-name="gr2" draw:text-style-name="P31" svg:x1="4.9437in" svg:y1="3.237in" svg:x2="4.9437in" svg:y2="2.6362in"><text:p/></draw:line><draw:frame text:anchor-type="paragraph" draw:z-index="54" draw:name="Text Frame 3" draw:style-name="gr3" draw:text-style-name="P32" svg:width="4.9886in" svg:height="2.435in" svg:x="-0.3535in" svg:y="2.0319in"><draw:text-box><text:p><text:tab/><text:tab/><text:tab/><text:tab/>isnijąca struktura organizacyjna przedsiębiorstwa</text:p><text:p/><text:p>Polega na całkowitym połaczeniu zadań projektowych z isnijącej </text:p><text:p>strukturej organizacyjnej. </text:p><text:p>Struktura bardzo rzadko stosowana z uwzgłedniu na koszty utrzymania. </text:p><text:p>Stosowana w projektach o długim czasie realizacji i/lub zaawansowaniach technilogicznych.</text:p><text:p>Umożliwia bezpośredni nadzór prac projektowych.</text:p></draw:text-box></draw:frame><draw:line text:anchor-type="paragraph" draw:z-index="55" draw:name="Line 11" draw:style-name="gr2" draw:text-style-name="P31" svg:x1="1.3961in" svg:y1="1.0528in" svg:x2="6.9378in" svg:y2="1.0173in"><text:p/></draw:line><draw:line text:anchor-type="paragraph" draw:z-index="56" draw:name="Vertical line 5" draw:style-name="gr2" draw:text-style-name="P31" svg:x1="3.3189in" svg:y1="0.785in" svg:x2="3.3189in" svg:y2="1.0559in"><text:p/></draw:line><draw:line text:anchor-type="paragraph" draw:z-index="57" draw:name="Line 12" draw:style-name="gr2" draw:text-style-name="P31" svg:x1="1.4791in" svg:y1="1.3583in" svg:x2="1.4736in" svg:y2="1.0909in"><text:p/></draw:line><draw:line text:anchor-type="paragraph" draw:z-index="58" draw:name="Line 13" draw:style-name="gr2" draw:text-style-name="P31" svg:x1="2.2669in" svg:y1="1.3398in" svg:x2="2.2614in" svg:y2="1.0724in"><text:p/></draw:line><draw:line text:anchor-type="paragraph" draw:z-index="59" draw:name="Line 14" draw:style-name="gr2" draw:text-style-name="P31" svg:x1="3.7106in" svg:y1="1.3398in" svg:x2="3.7051in" svg:y2="1.0724in"><text:p/></draw:line><draw:line text:anchor-type="paragraph" draw:z-index="60" draw:name="Line 15" draw:style-name="gr2" draw:text-style-name="P31" svg:x1="4.7606in" svg:y1="1.3398in" svg:x2="4.7551in" svg:y2="1.0724in"><text:p/></draw:line><draw:line text:anchor-type="paragraph" draw:z-index="61" draw:name="Line 16" draw:style-name="gr2" draw:text-style-name="P31" svg:x1="6.9543in" svg:y1="1.3024in" svg:x2="6.9488in" svg:y2="1.035in"><text:p/></draw:line><draw:line text:anchor-type="paragraph" draw:z-index="62" draw:name="Line 17" draw:style-name="gr1" draw:text-style-name="P31" svg:x1="5.7236in" svg:y1="0.0772in" svg:x2="5.6882in" svg:y2="2.5181in"><text:p/></draw:line><draw:frame draw:style-name="fr1" draw:name="Image1" text:anchor-type="char" svg:x="0.848in" svg:y="1.3307in" svg:width="4.6165in" svg:height="0.5752in" draw:z-index="63"><draw:image xlink:href="Pictures/100000010000022A00000045C847505007A14F02.png" xlink:type="simple" xlink:show="embed" xlink:actuate="onLoad" draw:mime-type="image/png"/></draw:frame></text:p>
      <text:p text:style-name="P30"><text:span text:style-name="T12">Organizacja zespołu projectowego </text:span>(30/11/2023)</text:p>
      <text:p text:style-name="P17"/>
      <text:p text:style-name="P18"><text:span text:style-name="T13">*Grupa </text:span>– zespół ludzi mających ogólny ceł.</text:p>
      <text:p text:style-name="P18"/>
      <text:p text:style-name="P18">Zespół uwzględinia:</text:p>
      <text:list text:style-name="L5">
        <text:list-item>
          <text:p text:style-name="P19">malą liczbę osób</text:p>
        </text:list-item>
        <text:list-item>
          <text:p text:style-name="P19">uzupełniające się umietność</text:p>
        </text:list-item>
        <text:list-item>
          <text:p text:style-name="P19">zobowiązania do współdziałania</text:p>
        </text:list-item>
        <text:list-item>
          <text:p text:style-name="P19">osiągnięcie współnego celu</text:p>
        </text:list-item>
        <text:list-item>
          <text:p text:style-name="P19">współodpowiedziałość</text:p>
        </text:list-item>
        <text:list-item>
          <text:p text:style-name="P19">zaangażowanie</text:p>
        </text:list-item>
      </text:list>
      <text:p text:style-name="P18">Kierownik projektu jest osobą która posiada największy wpływ na powstanie realizację i efekt końcowy projektu.</text:p>
      <text:p text:style-name="P18">Umiejętności kierownika projektu:</text:p>
      <text:list text:style-name="L8">
        <text:list-item>
          <text:p text:style-name="P20">Kompetecje funkcjonalne</text:p>
        </text:list-item>
      </text:list>
      <text:list text:style-name="L9">
        <text:list-item>
          <text:list>
            <text:list-item>
              <text:p text:style-name="P21"><text:span text:style-name="T9">Umiejętności zarządzania projektami </text:span></text:p>
              <text:p text:style-name="P21"><text:span text:style-name="T9">(Obejmują znajomość metod I technik stosowanych po szczegółnych oibszarach projektu znajomość  oncepcji zarządzania, umiętność praktycznogo ich zastosowania)</text:span></text:p>
            </text:list-item>
            <text:list-item>
              <text:p text:style-name="P21"><text:span text:style-name="T9">Umiejętności Interpersonalne </text:span></text:p>
              <text:p text:style-name="P21"><text:span text:style-name="T9">(Umiętność komunikowania, zdolność do zarządzania ryzykem, inspirowanie (mowywowanie), negocjowanie, rozwiązywanie konfliktów, motywowanie, dysponowanie czasem)</text:span></text:p>
            </text:list-item>
            <text:list-item>
              <text:p text:style-name="P21"><text:soft-page-break/><text:span text:style-name="T9">Cechy osobowe</text:span></text:p>
              <text:p text:style-name="P21"><text:span text:style-name="T9">(Kreatywność, doświadczony, komynikabelny, odpowiedziałny, zorganizowany, uczciwy, itd.)</text:span></text:p>
            </text:list-item>
            <text:list-item>
              <text:p text:style-name="P21"><text:span text:style-name="T9">Umiejętności technologiczne </text:span></text:p>
              <text:list>
                <text:list-item>
                  <text:p text:style-name="P21"><text:span text:style-name="T9">Biegłość w zakresie głównych technologii osadzonych w projecie</text:span></text:p>
                </text:list-item>
                <text:list-item>
                  <text:p text:style-name="P22"><text:span text:style-name="T7">Znajomość brąży</text:span></text:p>
                </text:list-item>
                <text:list-item>
                  <text:p text:style-name="P24">Umiętność dokonywania dokumentacji projektowej</text:p>
                </text:list-item>
                <text:list-item>
                  <text:p text:style-name="P22">Znajomość prawa własności intelektualnej</text:p>
                </text:list-item>
              </text:list>
            </text:list-item>
          </text:list>
        </text:list-item>
      </text:list>
      <text:p text:style-name="P13">Etapy tworzenia zespołów projektowych</text:p>
      <text:list text:style-name="L11">
        <text:list-item>
          <text:p text:style-name="P23">Praca zespołowa jest sprzeczna ze skrajnym indywidualizmem</text:p>
        </text:list-item>
        <text:list-item>
          <text:p text:style-name="P23">Budując zespół stawiamy na kompetencje, <text:s/>… i cechy osobowe</text:p>
        </text:list-item>
        <text:list-item>
          <text:p text:style-name="P23">Podstawową zasadą w zespole powinno być optymalne dopasowanie predyspozycji do zadań</text:p>
        </text:list-item>
      </text:list>
      <text:p text:style-name="P14">Metody doboru pracowników</text:p>
      <text:list text:style-name="L12">
        <text:list-item>
          <text:p text:style-name="P25">Metoda typowania Myers-Briggs (test MBTI)</text:p>
        </text:list-item>
        <text:list-item>
          <text:p text:style-name="P25">Metoda dr Belbina </text:p>
          <text:list>
            <text:list-header>
              <text:p text:style-name="P26">Zakłada że osobowość członków zaspołu projektowych można określić poprzez przepisania im funkcji, jakie mają upełnić w danym zespóle; jeżeli w zespołe bedą występowali role ukieronkowane na: zadania (lokomotywa implementer perfekcjonista), ludzi (duża zespołu, koordynator, poszukiwać zródeł), role intelektualne (kreator, ewaluator, specjalista), to taki zespół ma możliwość na osiągnięcię cełów projektowych.</text:p>
            </text:list-header>
            <text:list-item>
              <text:p text:style-name="P26">Dusza zespołu → Specjalista → Myśliciel → Koordynator → Krytyk wartościujący → Realizator → Skrupulatny wykonawca → Poszukiwać żródeł → Lokomotywa → Dusza zespołu </text:p>
            </text:list-item>
          </text:list>
        </text:list-item>
        <text:list-item>
          <text:p text:style-name="P25">Metoda Okna JoHari</text:p>
          <text:list>
            <text:list-item>
              <text:p text:style-name="P27">Oparte jest na analizie, sposobów zachowań danego zespołu organizacji, a nawet jednostki, wyróżnia 4 typy osobowości:</text:p>
              <text:list>
                <text:list-item>
                  <text:p text:style-name="P27">Otwarty (Arena): cechuje czp. którzy łatwo ujawniają informacje o sobie I swojej pracy I aktywne poszukują nowej informacji</text:p>
                </text:list-item>
                <text:list-item>
                  <text:p text:style-name="P27">Ukrywy (Fasada): czp którze rzadko ujawnią informacje które posiada ani ustanne ich poszukują</text:p>
                </text:list-item>
                <text:list-item>
                  <text:p text:style-name="P27"><text:soft-page-break/>Ślepy punkt: opisuje czp. od których można udowiedzieć, którzy sami nie poszukują nowych informacji</text:p>
                </text:list-item>
                <text:list-item>
                  <text:p text:style-name="P27">Zamknięty (Obszar nieznany): czp. nie poszukują nowych informacji I nie przekazujące ich.</text:p>
                </text:list-item>
              </text:list>
            </text:list-item>
          </text:list>
        </text:list-item>
        <text:list-item>
          <text:p text:style-name="P25">Metoda Całego Mózgu</text:p>
          <text:list>
            <text:list-item>
              <text:p text:style-name="P27">Metoda ta pozwała na określenie typów osobowości w zespole projektowym w oparciu dominującym danego człowieka, czwiartkę mózgu.<draw:frame draw:style-name="fr2" draw:name="Object1" text:anchor-type="char" svg:x="0.3126in" svg:y="-0.0043in" svg:width="3.6898in" svg:height="1.8063in" draw:z-index="64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</text:list>
          <text:p text:style-name="P25"/>
          <text:p text:style-name="P25"/>
        </text:list-item>
        <text:list-item>
          <text:p text:style-name="P25">Metoda Carla Gustawa Junga</text:p>
        </text:list-item>
      </text:list>
      <text:p text:style-name="P28"/>
      <text:p text:style-name="P12">Plan operacyjny</text:p>
      <text:list text:style-name="L14">
        <text:list-item>
          <text:p text:style-name="P29">Jak zorganizowany będzie zespół ze wzgłedu na relacje sprawozdawcze.</text:p>
        </text:list-item>
        <text:list-item>
          <text:p text:style-name="P29">Kiedy potrzebni będą pojedynczy pracownicy.</text:p>
        </text:list-item>
        <text:list-item>
          <text:p text:style-name="P29">Jakie będą funkcje I obowiązki pracowników.</text:p>
        </text:list-item>
      </text:list>
      <text:p text:style-name="P11"><draw:frame draw:style-name="fr2" draw:name="Object2" text:anchor-type="char" svg:x="-0.2134in" svg:y="0.3382in" svg:width="7.2929in" svg:height="2.3256in" draw:z-index="65"><draw:object xlink:href="./Object 2" xlink:type="simple" xlink:show="embed" xlink:actuate="onLoad"/><draw:image xlink:href="./ObjectReplacements/Object 2" xlink:type="simple" xlink:show="embed" xlink:actuate="onLoad"/></draw:frame>Podstawowe zasady sprawnego kierowania</text:p>
      <text:p text:style-name="P28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draw:fill-image draw:name="Bitmap_20_4" draw:display-name="Bitmap 4" xlink:href="Pictures/100000010000005E0000006118F0B1B9BF4792F4.png" xlink:type="simple" xlink:show="embed" xlink:actuate="onLoad"/>
    <draw:stroke-dash draw:name="Dashed_20__28_var_29__20_2" draw:display-name="Dashed (var) 2" draw:style="rect" draw:dots1="1" draw:dots1-length="0.0043in" draw:dots2="1" draw:dots2-length="0.0043in" draw:distance="0.0043in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8:24:19.616616734</meta:creation-date>
    <dc:date>2023-10-30T09:18:19.694651298</dc:date>
    <meta:editing-duration>PT2H53M46S</meta:editing-duration>
    <meta:editing-cycles>9</meta:editing-cycles>
    <meta:generator>LibreOffice/7.5.8.1$Linux_X86_64 LibreOffice_project/50$Build-1</meta:generator>
    <meta:document-statistic meta:table-count="0" meta:image-count="1" meta:object-count="2" meta:page-count="8" meta:paragraph-count="105" meta:word-count="790" meta:character-count="6203" meta:non-whitespace-character-count="551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371cm" svg:height="4.587cm" xlink:href="." xlink:type="simple" chart:class="chart:circle" chart:style-name="ch1">
        <chart:legend chart:legend-position="end" svg:x="6.584cm" svg:y="1.255cm" style:legend-expansion="high" chart:style-name="ch2"/>
        <chart:plot-area chart:style-name="ch3" chart:data-source-has-labels="both" svg:x="0.187cm" svg:y="0.091cm" svg:width="6.21cm" svg:height="4.405cm">
          <chart:coordinate-region svg:x="1.09cm" svg:y="0.092cm" svg:width="4.404cm" svg:height="4.40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Fakty A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zuszłość B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rma C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czucia D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524cm" svg:height="5.907cm" xlink:href="." xlink:type="simple" chart:class="chart:circle" chart:style-name="ch1">
        <chart:legend chart:legend-position="end" svg:x="6.441cm" svg:y="0.64cm" style:legend-expansion="high" chart:style-name="ch2"/>
        <chart:plot-area chart:style-name="ch3" chart:data-source-has-labels="both" svg:x="0.37cm" svg:y="0.118cm" svg:width="5.701cm" svg:height="5.671cm">
          <chart:coordinate-region svg:x="0.386cm" svg:y="0.119cm" svg:width="5.669cm" svg:height="5.66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Zasada dostępnej bazy technicznej (nie ma - nie używamy, zasada zakłada maszyn i narzędzi uwywanie ich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rezerwy kwalifikacyjnej (kwalifikacja może być &gt;/=/&lt; wymagań projektowych,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perspektywy działania (zakłada że najliepszym rozwiązaniem jest zachowanie równiwagi między kwalifikacjami a wymaganiami projekowymi,zasadny jest wcześniejszy kandydata na czp. o misji i celach zespołu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optymalnej liczby zespołu projektu (Mniej czp. – latwejsza kontoli, więcej ryzyko nieukończenia projektu wowczas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1$Linux_X86_64 LibreOffice_project/5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